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36eb" officeooo:paragraph-rsid="001b36eb"/>
    </style:style>
    <style:style style:name="P2" style:family="paragraph" style:parent-style-name="Standard">
      <style:text-properties officeooo:rsid="001b36eb" officeooo:paragraph-rsid="00206992"/>
    </style:style>
    <style:style style:name="P3" style:family="paragraph" style:parent-style-name="Standard">
      <style:text-properties officeooo:rsid="001b36eb" officeooo:paragraph-rsid="002754b1"/>
    </style:style>
    <style:style style:name="P4" style:family="paragraph" style:parent-style-name="Standard">
      <style:text-properties officeooo:rsid="001b36eb" officeooo:paragraph-rsid="002b0ce8"/>
    </style:style>
    <style:style style:name="P5" style:family="paragraph" style:parent-style-name="Standard">
      <style:text-properties officeooo:rsid="001b36eb" officeooo:paragraph-rsid="002754b1" fo:background-color="#ef413d"/>
    </style:style>
    <style:style style:name="P6" style:family="paragraph" style:parent-style-name="Standard">
      <style:text-properties officeooo:rsid="0023dc25" officeooo:paragraph-rsid="0023dc25" fo:background-color="#ef413d"/>
    </style:style>
    <style:style style:name="P7" style:family="paragraph" style:parent-style-name="Standard">
      <style:text-properties officeooo:rsid="0025ddea" officeooo:paragraph-rsid="0025ddea" fo:background-color="#ef413d"/>
    </style:style>
    <style:style style:name="P8" style:family="paragraph" style:parent-style-name="Standard">
      <style:text-properties officeooo:rsid="001c20e5" officeooo:paragraph-rsid="001c20e5" fo:background-color="#ef413d"/>
    </style:style>
    <style:style style:name="T1" style:family="text">
      <style:text-properties officeooo:rsid="001c20e5"/>
    </style:style>
    <style:style style:name="T2" style:family="text">
      <style:text-properties officeooo:rsid="001e926e"/>
    </style:style>
    <style:style style:name="T3" style:family="text">
      <style:text-properties officeooo:rsid="001f8454"/>
    </style:style>
    <style:style style:name="T4" style:family="text">
      <style:text-properties officeooo:rsid="00221a38"/>
    </style:style>
    <style:style style:name="T5" style:family="text">
      <style:text-properties officeooo:rsid="0024376b"/>
    </style:style>
    <style:style style:name="T6" style:family="text">
      <style:text-properties officeooo:rsid="002754b1"/>
    </style:style>
    <style:style style:name="T7" style:family="text">
      <style:text-properties officeooo:rsid="0028acc5"/>
    </style:style>
    <style:style style:name="T8" style:family="text">
      <style:text-properties officeooo:rsid="00297a2f"/>
    </style:style>
    <style:style style:name="T9" style:family="text">
      <style:text-properties officeooo:rsid="002e16d9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2e16d9" fo:background-color="#fff200" loext:char-shading-value="0"/>
    </style:style>
    <style:style style:name="T12" style:family="text">
      <style:text-properties officeooo:rsid="002e16d9" fo:background-color="#fff200" loext:char-shading-value="0"/>
    </style:style>
    <style:style style:name="T13" style:family="text">
      <style:text-properties officeooo:rsid="0028acc5" fo:background-color="#fff200" loext:char-shading-value="0"/>
    </style:style>
    <style:style style:name="T14" style:family="text">
      <style:text-properties officeooo:rsid="0028acc5"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c20e5" fo:background-color="#fff200" loext:char-shading-value="0"/>
    </style:style>
    <style:style style:name="T17" style:family="text">
      <style:text-properties officeooo:rsid="001f8454" fo:background-color="#fff200" loext:char-shading-value="0"/>
    </style:style>
    <style:style style:name="T18" style:family="text">
      <style:text-properties officeooo:rsid="001e926e" fo:background-color="#fff200" loext:char-shading-value="0"/>
    </style:style>
    <style:style style:name="T19" style:family="text">
      <style:text-properties officeooo:rsid="00221a38" fo:background-color="#fff200" loext:char-shading-value="0"/>
    </style:style>
    <style:style style:name="T20" style:family="text">
      <style:text-properties officeooo:rsid="0024376b" fo:background-color="#fff200" loext:char-shading-value="0"/>
    </style:style>
    <style:style style:name="T21" style:family="text">
      <style:text-properties fo:color="#fcd3c1"/>
    </style:style>
    <style:style style:name="T22" style:family="text">
      <style:text-properties fo:color="#7da7d8"/>
    </style:style>
    <style:style style:name="T23" style:family="text">
      <style:text-properties fo:color="#65c295"/>
    </style:style>
    <style:style style:name="T24" style:family="text">
      <style:text-properties fo:color="#fff200"/>
    </style:style>
    <style:style style:name="T25" style:family="text">
      <style:text-properties fo:color="#f58220"/>
    </style:style>
    <style:style style:name="T26" style:family="text">
      <style:text-properties fo:color="#bce4e5"/>
    </style:style>
    <style:style style:name="T27" style:family="text">
      <style:text-properties fo:color="#00f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3">Erwan J</text:span>: <text:span text:style-name="T10">Quel est l'intérêt d'utiliser un capteur d'humidité </text:span><text:span text:style-name="T16">du sol et de l'air</text:span><text:span text:style-name="T10">?</text:span></text:p>
      <text:p text:style-name="P1"/>
      <text:p text:style-name="P6">Est-ce que l'utilis<text:span text:style-name="T9">a</text:span>tion d'un arroseur automatique connecté est respectueux de l'environnement et plu<text:span text:style-name="T6">s</text:span> économique</text:p>
      <text:p text:style-name="P1"/>
      <text:p text:style-name="P1"/>
      <text:p text:style-name="P2"><text:span text:style-name="T25">Amaury</text:span>: <text:span text:style-name="T10">Pourquoi les capteurs d'humité </text:span><text:span text:style-name="T17">de l'air</text:span><text:span text:style-name="T10"> doit être couplé avec un c</text:span><text:span text:style-name="T18">a</text:span><text:span text:style-name="T10">pteur de température ?</text:span></text:p>
      <text:p text:style-name="P2"/>
      <text:p text:style-name="P7">En quoi la démarche de projet nous familliarise-t-elle au monde de l'enseignement superieur et indirectement <text:s/>au monde du travail</text:p>
      <text:p text:style-name="P1"/>
      <text:p text:style-name="P3"><text:span text:style-name="T22">Lucas:</text:span><text:span text:style-name="T15"> </text:span><text:span text:style-name="T12">En quoi le fait </text:span><text:span text:style-name="T15">de programmer l'arrosage </text:span><text:span text:style-name="T14">à partir d'</text:span><text:span text:style-name="T15">une application téléphonique </text:span><text:span text:style-name="T14">présente des avantages</text:span><text:span text:style-name="T7"> </text:span></text:p>
      <text:p text:style-name="P3"/>
      <text:p text:style-name="P5"><text:span text:style-name="T8">En quoi la complémetarité des membres d'un groupe est-elle un avantage lorsqu'on travaille sur un projet tel que l'arroseur automatique</text:span></text:p>
      <text:p text:style-name="P1"/>
      <text:p text:style-name="P1"/>
      <text:p text:style-name="P1"><text:span text:style-name="T27">Ewan</text:span>: <text:span text:style-name="T19">d'un point de vu écologique </text:span><text:span text:style-name="T10">quel est l'intérêt de mont</text:span><text:span text:style-name="T20">er le projet arromatiseur automatique</text:span><text:span text:style-name="T10"> </text:span><text:span text:style-name="T19">afin de</text:span><text:span text:style-name="T10"> mieux </text:span><text:span text:style-name="T19">gérer la </text:span><text:span text:style-name="T10">consomm</text:span><text:span text:style-name="T19">ation</text:span><text:span text:style-name="T10"> l'eau</text:span></text:p>
      <text:p text:style-name="P1"/>
      <text:p text:style-name="P8">Quels sont les différents paramètres à prendre en compte pour que l'application soit réellement performante et prat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5M13S</meta:editing-duration>
    <meta:editing-cycles>12</meta:editing-cycles>
    <meta:generator>LibreOffice/5.4.1.2$Windows_X86_64 LibreOffice_project/ea7cb86e6eeb2bf3a5af73a8f7777ac570321527</meta:generator>
    <dc:date>2021-05-10T13:25:54.821000000</dc:date>
    <meta:document-statistic meta:table-count="0" meta:image-count="0" meta:object-count="0" meta:page-count="1" meta:paragraph-count="8" meta:word-count="138" meta:character-count="923" meta:non-whitespace-character-count="791"/>
    <meta:user-defined meta:name="Info 1"/>
    <meta:user-defined meta:name="Info 2"/>
    <meta:user-defined meta:name="Info 3"/>
    <meta:user-defined meta:name="Info 4"/>
  </office:meta>
</office:document-meta>
</file>